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language="it" fo:country="IT"/>
    </style:style>
    <style:style style:name="P2" style:family="paragraph" style:parent-style-name="Text_20_body" style:list-style-name="L2">
      <style:text-properties fo:language="it" fo:country="IT"/>
    </style:style>
    <style:style style:name="P3" style:family="paragraph" style:parent-style-name="Text_20_body" style:list-style-name="L3">
      <style:text-properties fo:language="it" fo:country="IT"/>
    </style:style>
    <style:style style:name="P4" style:family="paragraph" style:parent-style-name="Text_20_body" style:list-style-name="L4">
      <style:text-properties officeooo:paragraph-rsid="00153c27"/>
    </style:style>
    <style:style style:name="P5" style:family="paragraph" style:parent-style-name="Text_20_body" style:list-style-name="L4">
      <style:text-properties officeooo:paragraph-rsid="0016744b"/>
    </style:style>
    <style:style style:name="P6" style:family="paragraph" style:parent-style-name="Text_20_body" style:list-style-name="L4">
      <style:text-properties officeooo:paragraph-rsid="00186c86"/>
    </style:style>
    <style:style style:name="P7" style:family="paragraph" style:parent-style-name="Text_20_body" style:list-style-name="L4">
      <style:text-properties officeooo:paragraph-rsid="00187df0"/>
    </style:style>
    <style:style style:name="P8" style:family="paragraph" style:parent-style-name="Text_20_body" style:list-style-name="L4">
      <style:text-properties officeooo:paragraph-rsid="0018dbda"/>
    </style:style>
    <style:style style:name="P9" style:family="paragraph" style:parent-style-name="Text_20_body">
      <style:text-properties officeooo:paragraph-rsid="001b7e54"/>
    </style:style>
    <style:style style:name="P10" style:family="paragraph" style:parent-style-name="Subtitle" style:master-page-name="MP0">
      <style:paragraph-properties style:page-number="auto" fo:break-before="page"/>
      <style:text-properties fo:language="it" fo:country="IT"/>
    </style:style>
    <style:style style:name="P11" style:family="paragraph" style:parent-style-name="Subtitle">
      <style:text-properties officeooo:paragraph-rsid="001b7e54"/>
    </style:style>
    <style:style style:name="P12" style:family="paragraph" style:parent-style-name="Heading_20_3">
      <style:text-properties fo:language="it" fo:country="IT"/>
    </style:style>
    <style:style style:name="T1" style:family="text">
      <style:text-properties fo:language="it" fo:country="IT"/>
    </style:style>
    <style:style style:name="T2" style:family="text">
      <style:text-properties fo:language="it" fo:country="IT" officeooo:rsid="00153c27"/>
    </style:style>
    <style:style style:name="T3" style:family="text">
      <style:text-properties fo:language="it" fo:country="IT" officeooo:rsid="0016744b"/>
    </style:style>
    <style:style style:name="T4" style:family="text">
      <style:text-properties fo:language="it" fo:country="IT" officeooo:rsid="0017baa0"/>
    </style:style>
    <style:style style:name="T5" style:family="text">
      <style:text-properties fo:language="it" fo:country="IT" officeooo:rsid="00186c86"/>
    </style:style>
    <style:style style:name="T6" style:family="text">
      <style:text-properties fo:language="it" fo:country="IT" officeooo:rsid="00187df0"/>
    </style:style>
    <style:style style:name="T7" style:family="text">
      <style:text-properties fo:language="it" fo:country="IT" officeooo:rsid="0018dbda"/>
    </style:style>
    <style:style style:name="T8" style:family="text">
      <style:text-properties fo:language="it" fo:country="IT" officeooo:rsid="001a50d9"/>
    </style:style>
    <style:style style:name="T9" style:family="text">
      <style:text-properties officeooo:rsid="00153c27"/>
    </style:style>
    <style:style style:name="T10" style:family="text">
      <style:text-properties officeooo:rsid="001b7e54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toria</text:p>
      <text:h text:style-name="P12" text:outline-level="3">I rivoluzione industriale (1780-1830)</text:h>
      <text:list xml:id="list9202550330686126731" text:style-name="L1">
        <text:list-item>
          <text:p text:style-name="P1">Sviluppo in Inghilterra, Belgio e resto dell'Europa</text:p>
          <text:list>
            <text:list-item>
              <text:p text:style-name="P1">Favorita</text:p>
              <text:list>
                <text:list-item>
                  <text:p text:style-name="P1">da un economia forte</text:p>
                </text:list-item>
                <text:list-item>
                  <text:p text:style-name="P1">ricchezza di materia prime</text:p>
                </text:list-item>
              </text:list>
            </text:list-item>
          </text:list>
        </text:list-item>
        <text:list-item>
          <text:p text:style-name="P1">Invenzione della macchina a vapore (Watt)</text:p>
          <text:list>
            <text:list-item>
              <text:p text:style-name="P1">Trasporti</text:p>
              <text:list>
                <text:list-item>
                  <text:p text:style-name="P1">Treni e ferrovie</text:p>
                </text:list-item>
                <text:list-item>
                  <text:p text:style-name="P1">Battelli a vapore</text:p>
                </text:list-item>
              </text:list>
            </text:list-item>
            <text:list-item>
              <text:p text:style-name="P1">Agricoltura</text:p>
              <text:list>
                <text:list-item>
                  <text:p text:style-name="P1">Macchine agricole</text:p>
                </text:list-item>
              </text:list>
            </text:list-item>
            <text:list-item>
              <text:p text:style-name="P1">Miniere</text:p>
            </text:list-item>
            <text:list-item>
              <text:p text:style-name="P1">Industria</text:p>
              <text:list>
                <text:list-item>
                  <text:p text:style-name="P1">Tessile</text:p>
                </text:list-item>
              </text:list>
            </text:list-item>
          </text:list>
        </text:list-item>
        <text:list-item>
          <text:p text:style-name="P1">Conseguenze</text:p>
          <text:list>
            <text:list-item>
              <text:p text:style-name="P1">Nasce il capitalismo</text:p>
            </text:list-item>
            <text:list-item>
              <text:p text:style-name="P1">Nasce la classe operaia</text:p>
            </text:list-item>
            <text:list-item>
              <text:p text:style-name="P1">Sviluppo città</text:p>
            </text:list-item>
          </text:list>
        </text:list-item>
      </text:list>
      <text:h text:style-name="P12" text:outline-level="3">II rivoluzione industriale (1870-1945)</text:h>
      <text:list xml:id="list1565099665614045255" text:style-name="L2">
        <text:list-item>
          <text:p text:style-name="P2">Sviluppo in Germania e Stati Uniti</text:p>
        </text:list-item>
        <text:list-item>
          <text:p text:style-name="P2">Scoperte</text:p>
          <text:list>
            <text:list-item>
              <text:p text:style-name="P2">Petrolio</text:p>
              <text:list>
                <text:list-item>
                  <text:p text:style-name="P2">Automobile</text:p>
                </text:list-item>
                <text:list-item>
                  <text:p text:style-name="P2">Aereo</text:p>
                </text:list-item>
              </text:list>
            </text:list-item>
            <text:list-item>
              <text:p text:style-name="P2">Elettricità</text:p>
              <text:list>
                <text:list-item>
                  <text:p text:style-name="P2">Telegrafo</text:p>
                </text:list-item>
                <text:list-item>
                  <text:p text:style-name="P2">Radio</text:p>
                </text:list-item>
                <text:list-item>
                  <text:p text:style-name="P2">Telefono</text:p>
                </text:list-item>
                <text:list-item>
                  <text:p text:style-name="P2">Lampadine</text:p>
                </text:list-item>
              </text:list>
            </text:list-item>
            <text:list-item>
              <text:p text:style-name="P2">Chimica</text:p>
              <text:list>
                <text:list-item>
                  <text:p text:style-name="P2">Dinamite</text:p>
                </text:list-item>
                <text:list-item>
                  <text:p text:style-name="P2">Film</text:p>
                </text:list-item>
                <text:list-item>
                  <text:p text:style-name="P2">Alluminio</text:p>
                </text:list-item>
                <text:list-item>
                  <text:p text:style-name="P2">Medicinali</text:p>
                </text:list-item>
              </text:list>
            </text:list-item>
            <text:list-item>
              <text:p text:style-name="P2">Acciaio</text:p>
              <text:list>
                <text:list-item>
                  <text:p text:style-name="P2"><text:soft-page-break/>Navi da guerra</text:p>
                </text:list-item>
                <text:list-item>
                  <text:p text:style-name="P2">Edilizia </text:p>
                </text:list-item>
                <text:list-item>
                  <text:p text:style-name="P2">Rotaie </text:p>
                </text:list-item>
              </text:list>
            </text:list-item>
          </text:list>
        </text:list-item>
        <text:list-item>
          <text:p text:style-name="P2">Conseguenze</text:p>
          <text:list>
            <text:list-item>
              <text:p text:style-name="P2">Formazione del socialismo</text:p>
            </text:list-item>
            <text:list-item>
              <text:p text:style-name="P2">Introduzione catena di montaggio</text:p>
            </text:list-item>
          </text:list>
        </text:list-item>
      </text:list>
      <text:h text:style-name="P12" text:outline-level="3">III rivoluzione industriale (1950 - <text:span text:style-name="T9">2016</text:span>)</text:h>
      <text:list xml:id="list7996086305421750527" text:style-name="L3">
        <text:list-item>
          <text:p text:style-name="P3">Corsa allo spazio</text:p>
          <text:list>
            <text:list-item>
              <text:p text:style-name="P3">1957 Primo satellite nello spazio</text:p>
            </text:list-item>
            <text:list-item>
              <text:p text:style-name="P3">1969 Primo uomo sulla Luna</text:p>
            </text:list-item>
          </text:list>
        </text:list-item>
        <text:list-item>
          <text:p text:style-name="P3">Rivoluzione informatica</text:p>
          <text:list>
            <text:list-item>
              <text:p text:style-name="P3">Nasce il settore terziario</text:p>
            </text:list-item>
            <text:list-item>
              <text:p text:style-name="P3">1975 Invenzione Personal Computer</text:p>
            </text:list-item>
            <text:list-item>
              <text:p text:style-name="P3">1980 Nasce Internet</text:p>
            </text:list-item>
            <text:list-item>
              <text:p text:style-name="P3">New Economy</text:p>
            </text:list-item>
            <text:list-item>
              <text:p text:style-name="P3">Utilizzo dei transistor nei macchinari</text:p>
            </text:list-item>
          </text:list>
        </text:list-item>
        <text:list-item>
          <text:p text:style-name="P3">Telecomunicazioni </text:p>
          <text:list>
            <text:list-item>
              <text:p text:style-name="P3">Maggior diffusione delle informazioni</text:p>
            </text:list-item>
            <text:list-item>
              <text:p text:style-name="P3">Telecomunicazioni satellitari</text:p>
            </text:list-item>
            <text:list-item>
              <text:p text:style-name="P3">Globalizzazione</text:p>
            </text:list-item>
            <text:list-item>
              <text:p text:style-name="P3">Sviluppo dei trasporti</text:p>
            </text:list-item>
          </text:list>
        </text:list-item>
        <text:list-item>
          <text:p text:style-name="P3">Energie rinnovabili</text:p>
          <text:list>
            <text:list-item>
              <text:p text:style-name="P3">Parziale utilizzo di energia idroelettrica, geotermica, solare ed eolica </text:p>
            </text:list-item>
          </text:list>
        </text:list-item>
      </text:list>
      <text:h text:style-name="Heading_20_3" text:outline-level="3"><text:span text:style-name="Car._20_predefinito_20_paragrafo"><text:span text:style-name="T1">IV rivoluzione industriale (</text:span></text:span><text:span text:style-name="Car._20_predefinito_20_paragrafo"><text:span text:style-name="T2">2016 - </text:span></text:span><text:span text:style-name="Car._20_predefinito_20_paragrafo"><text:span text:style-name="T1">)</text:span></text:span></text:h>
      <text:list xml:id="list6226090398021980193" text:style-name="L4">
        <text:list-item>
          <text:p text:style-name="P4"><text:span text:style-name="Car._20_predefinito_20_paragrafo"><text:span text:style-name="T2">Data di inizio indicativa</text:span></text:span></text:p>
          <text:list>
            <text:list-item>
              <text:p text:style-name="P4"><text:span text:style-name="Car._20_predefinito_20_paragrafo"><text:span text:style-name="T2">tema principale del World Economic Forum 2016: Mastering the Fourth Industrial Revolution </text:span></text:span></text:p>
            </text:list-item>
          </text:list>
        </text:list-item>
        <text:list-item>
          <text:p text:style-name="P5"><text:span text:style-name="Car._20_predefinito_20_paragrafo"><text:span text:style-name="T3">Connessione tra vari dispositivi (formazione di un “ecosistema”)</text:span></text:span></text:p>
          <text:list>
            <text:list-item>
              <text:p text:style-name="P5"><text:span text:style-name="Car._20_predefinito_20_paragrafo"><text:span text:style-name="T3">tecnologia di produzione digitale o a controllo numerico (stampanti 2d, laser cutter…), </text:span></text:span><text:span text:style-name="Car._20_predefinito_20_paragrafo"><text:span text:style-name="T4">macchine che eseguono compito senza aiuto dell’uomo</text:span></text:span></text:p>
            </text:list-item>
            <text:list-item>
              <text:p text:style-name="P6"><text:span text:style-name="Car._20_predefinito_20_paragrafo"><text:span text:style-name="T5">tecnologia di raccolta dati ambientali (sensori)</text:span></text:span></text:p>
            </text:list-item>
            <text:list-item>
              <text:p text:style-name="P7"><text:span text:style-name="Car._20_predefinito_20_paragrafo"><text:span text:style-name="T6">cloud e storage, a cui l’ecosistema possa accedere</text:span></text:span></text:p>
            </text:list-item>
            <text:list-item>
              <text:p text:style-name="P7"><text:span text:style-name="Car._20_predefinito_20_paragrafo"><text:span text:style-name="T6">microprocessori e microcontrollori per gestire il flusso dei dati</text:span></text:span></text:p>
            </text:list-item>
            <text:list-item>
              <text:p text:style-name="P8"><text:span text:style-name="Car._20_predefinito_20_paragrafo"><text:span text:style-name="T7">tecnologie robotiche e di automazione</text:span></text:span></text:p>
            </text:list-item>
            <text:list-item>
              <text:p text:style-name="P8"><text:span text:style-name="Car._20_predefinito_20_paragrafo"><text:span text:style-name="T7">Intelligenze artificiali, </text:span></text:span><text:span text:style-name="Car._20_predefinito_20_paragrafo"><text:span text:style-name="T8">che sostituiscano l’uomo nell’analisi dati</text:span></text:span></text:p>
            </text:list-item>
          </text:list>
        </text:list-item>
      </text:list>
      <text:p text:style-name="P11"><text:soft-page-break/><text:span text:style-name="Car._20_predefinito_20_paragrafo"><text:span text:style-name="T10">Chimica</text:span></text:span></text:p>
      <text:p text:style-name="P9"><text:span text:style-name="Car._20_predefinito_20_paragrafo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e" style:family="paragraph">
      <style:paragraph-properties fo:hyphenation-ladder-count="no-limit"/>
      <style:text-properties fo:language="it" fo:country="I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creation-date>2009-04-16T11:32:00Z</meta:creation-date>
    <dc:date>2017-01-22T11:35:26.258000000</dc:date>
    <meta:editing-cycles>38</meta:editing-cycles>
    <meta:editing-duration>PT1H55M45S</meta:editing-duration>
    <meta:document-statistic meta:table-count="0" meta:image-count="0" meta:object-count="0" meta:page-count="3" meta:paragraph-count="70" meta:word-count="298" meta:character-count="1811" meta:non-whitespace-character-count="1642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  <meta:template xlink:type="simple" xlink:actuate="onRequest" xlink:title="" xlink:href="Normal"/>
  </office:meta>
</office:document-meta>
</file>